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onymous Pro1" svg:font-family="'Anonymous Pro'"/>
    <style:font-face style:name="Mangal1" svg:font-family="Mangal"/>
    <style:font-face style:name="Anonymous Pro" svg:font-family="'Anonymous Pro'" style:font-family-generic="modern" style:font-pitch="fixed"/>
    <style:font-face style:name="Anonymous Pro2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Text_20_body">
      <style:text-properties style:font-name="Anonymous Pro" fo:language="en" fo:country="US"/>
    </style:style>
    <style:style style:name="P6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style:font-name="Anonymous Pro" fo:language="en" fo:country="US"/>
    </style:style>
    <style:style style:name="P9" style:family="paragraph" style:parent-style-name="Heading_20_1"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11" svg:width="2.509cm" svg:height="0.867cm" svg:x="6.826cm" svg:y="7.805cm">
        <text:p text:style-name="P10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11" svg:width="3.862cm" svg:height="0.925cm" svg:x="6.059cm" svg:y="10.266cm">
        <text:p text:style-name="P10"><text:span text:style-name="T1">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11" svg:width="3.862cm" svg:height="0.925cm" svg:x="12.233cm" svg:y="10.241cm">
        <text:p text:style-name="P10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11" svg:width="3.862cm" svg:height="0.925cm" svg:x="6.038cm" svg:y="13.067cm">
        <text:p text:style-name="P10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10" svg:x1="8.02cm" svg:y1="8.622cm" svg:x2="8.02cm" svg:y2="10.303cm">
        <text:p/>
      </draw:line>
      <draw:line text:anchor-type="page" text:anchor-page-number="2" draw:z-index="18" draw:style-name="gr5" draw:text-style-name="P10" svg:x1="8.02cm" svg:y1="11.109cm" svg:x2="8.02cm" svg:y2="13.067cm">
        <text:p/>
      </draw:line>
      <draw:line text:anchor-type="page" text:anchor-page-number="2" draw:z-index="19" draw:style-name="gr5" draw:text-style-name="P10" svg:x1="14.312cm" svg:y1="11.165cm" svg:x2="9.47cm" svg:y2="13.066cm">
        <text:p/>
      </draw:line>
      <draw:custom-shape text:anchor-type="page" text:anchor-page-number="3" draw:z-index="20" draw:style-name="gr4" draw:text-style-name="P11" svg:width="2.509cm" svg:height="0.867cm" svg:x="8.472cm" svg:y="9.569cm">
        <text:p text:style-name="P10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11" svg:width="2.804cm" svg:height="0.867cm" svg:x="8.433cm" svg:y="6.766cm">
        <text:p text:style-name="P10"><text:span text:style-name="T1">SysFi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11" svg:width="2.509cm" svg:height="0.867cm" svg:x="12.411cm" svg:y="6.766cm">
        <text:p text:style-name="P10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3" draw:style-name="gr4" draw:text-style-name="P11" svg:width="2.804cm" svg:height="0.867cm" svg:x="4.591cm" svg:y="6.786cm">
        <text:p text:style-name="P10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4" draw:style-name="gr5" draw:text-style-name="P10" svg:x1="9.767cm" svg:y1="7.544cm" svg:x2="9.786cm" svg:y2="9.569cm">
        <text:p/>
      </draw:line>
      <draw:line text:anchor-type="page" text:anchor-page-number="3" draw:z-index="25" draw:style-name="gr5" draw:text-style-name="P10" svg:x1="5.906cm" svg:y1="7.553cm" svg:x2="8.903cm" svg:y2="9.569cm">
        <text:p/>
      </draw:line>
      <draw:line text:anchor-type="page" text:anchor-page-number="3" draw:z-index="26" draw:style-name="gr5" draw:text-style-name="P10" svg:x1="13.606cm" svg:y1="7.542cm" svg:x2="10.666cm" svg:y2="9.569cm">
        <text:p/>
      </draw:line>
      <draw:custom-shape text:anchor-type="page" text:anchor-page-number="3" draw:z-index="30" draw:style-name="gr4" draw:text-style-name="P11" svg:width="2.687cm" svg:height="0.867cm" svg:x="8.354cm" svg:y="14.88cm">
        <text:p text:style-name="P10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31" draw:style-name="gr5" draw:text-style-name="P10" svg:x1="9.65cm" svg:y1="12.855cm" svg:x2="9.669cm" svg:y2="14.88cm">
        <text:p/>
      </draw:line>
      <draw:line text:anchor-type="page" text:anchor-page-number="3" draw:z-index="32" draw:style-name="gr5" draw:text-style-name="P10" svg:x1="5.278cm" svg:y1="12.991cm" svg:x2="8.668cm" svg:y2="14.88cm">
        <text:p/>
      </draw:line>
      <draw:line text:anchor-type="page" text:anchor-page-number="3" draw:z-index="33" draw:style-name="gr5" draw:text-style-name="P10" svg:x1="14.293cm" svg:y1="12.991cm" svg:x2="10.666cm" svg:y2="14.88cm">
        <text:p/>
      </draw:line>
      <draw:custom-shape text:anchor-type="page" text:anchor-page-number="4" draw:z-index="34" draw:style-name="gr6" draw:text-style-name="P11" svg:width="3.862cm" svg:height="0.925cm" svg:x="2.431cm" svg:y="21.177cm">
        <text:p text:style-name="P10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5" draw:style-name="gr6" draw:text-style-name="P11" svg:width="3.862cm" svg:height="0.925cm" svg:x="2.607cm" svg:y="17.785cm">
        <text:p text:style-name="P10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6" draw:style-name="gr7" draw:text-style-name="P10" svg:x1="4.494cm" svg:y1="18.628cm" svg:x2="4.494cm" svg:y2="21.177cm">
        <text:p/>
      </draw:line>
      <draw:custom-shape text:anchor-type="page" text:anchor-page-number="4" draw:z-index="37" draw:style-name="gr4" draw:text-style-name="P11" svg:width="3.862cm" svg:height="0.925cm" svg:x="8.453cm" svg:y="17.745cm">
        <text:p text:style-name="P10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11" svg:width="2.867cm" svg:height="0.925cm" svg:x="5.689cm" svg:y="15.081cm">
        <text:p text:style-name="P10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9" draw:style-name="gr4" draw:text-style-name="P11" svg:width="2.707cm" svg:height="0.925cm" svg:x="9.14cm" svg:y="15.021cm">
        <text:p text:style-name="P10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0" draw:style-name="gr4" draw:text-style-name="P11" svg:width="2.789cm" svg:height="0.925cm" svg:x="12.506cm" svg:y="15.062cm">
        <text:p text:style-name="P10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1" draw:style-name="gr5" draw:text-style-name="P10" svg:x1="10.456cm" svg:y1="15.827cm" svg:x2="10.475cm" svg:y2="17.744cm">
        <text:p/>
      </draw:line>
      <draw:line text:anchor-type="page" text:anchor-page-number="4" draw:z-index="42" draw:style-name="gr5" draw:text-style-name="P10" svg:x1="13.922cm" svg:y1="15.893cm" svg:x2="11.904cm" svg:y2="17.745cm">
        <text:p/>
      </draw:line>
      <draw:line text:anchor-type="page" text:anchor-page-number="4" draw:z-index="43" draw:style-name="gr5" draw:text-style-name="P10" svg:x1="7.045cm" svg:y1="15.917cm" svg:x2="8.848cm" svg:y2="17.744cm">
        <text:p/>
      </draw:line>
      <draw:custom-shape text:anchor-type="page" text:anchor-page-number="4" draw:z-index="44" draw:style-name="gr4" draw:text-style-name="P11" svg:width="3.862cm" svg:height="0.925cm" svg:x="8.493cm" svg:y="21.177cm">
        <text:p text:style-name="P10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5" draw:style-name="gr5" draw:text-style-name="P10" svg:x1="10.354cm" svg:y1="18.59cm" svg:x2="10.354cm" svg:y2="21.178cm">
        <text:p/>
      </draw:line>
      <draw:custom-shape text:anchor-type="page" text:anchor-page-number="4" draw:z-index="46" draw:style-name="gr4" draw:text-style-name="P11" svg:width="3.862cm" svg:height="0.925cm" svg:x="13.668cm" svg:y="23.955cm">
        <text:p text:style-name="P10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4" draw:text-style-name="P11" svg:width="2.92cm" svg:height="0.925cm" svg:x="8.867cm" svg:y="23.955cm">
        <text:p text:style-name="P10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8" draw:style-name="gr4" draw:text-style-name="P11" svg:width="3.862cm" svg:height="0.925cm" svg:x="13.688cm" svg:y="26.822cm">
        <text:p text:style-name="P10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9" draw:style-name="gr5" draw:text-style-name="P10" svg:x1="10.296cm" svg:y1="22.022cm" svg:x2="10.296cm" svg:y2="23.955cm">
        <text:p/>
      </draw:line>
      <draw:line text:anchor-type="page" text:anchor-page-number="4" draw:z-index="50" draw:style-name="gr5" draw:text-style-name="P10" svg:x1="13.783cm" svg:y1="24.449cm" svg:x2="11.786cm" svg:y2="24.449cm">
        <text:p/>
      </draw:line>
      <draw:line text:anchor-type="page" text:anchor-page-number="4" draw:z-index="51" draw:style-name="gr5" draw:text-style-name="P10" svg:x1="15.469cm" svg:y1="24.783cm" svg:x2="15.469cm" svg:y2="26.822cm">
        <text:p/>
      </draw:line>
      <draw:line text:anchor-type="page" text:anchor-page-number="4" draw:z-index="52" draw:style-name="gr5" draw:text-style-name="P10" svg:x1="9.668cm" svg:y1="18.59cm" svg:x2="5.807cm" svg:y2="21.178cm">
        <text:p/>
      </draw:line>
      <draw:line text:anchor-type="page" text:anchor-page-number="4" draw:z-index="53" draw:style-name="gr7" draw:text-style-name="P10" svg:x1="5.239cm" svg:y1="18.628cm" svg:x2="8.943cm" svg:y2="21.177cm">
        <text:p/>
      </draw:line>
      <draw:custom-shape text:anchor-type="page" text:anchor-page-number="4" draw:z-index="54" draw:style-name="gr4" draw:text-style-name="P11" svg:width="3.671cm" svg:height="0.925cm" svg:x="13.818cm" svg:y="17.745cm">
        <text:p text:style-name="P10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5" draw:style-name="gr5" draw:text-style-name="P10" svg:x1="14.823cm" svg:y1="18.586cm" svg:x2="11.883cm" svg:y2="21.177cm">
        <text:p/>
      </draw:line>
      <draw:custom-shape text:anchor-type="page" text:anchor-page-number="4" draw:z-index="57" draw:style-name="gr4" draw:text-style-name="P11" svg:width="2.692cm" svg:height="0.925cm" svg:x="14.288cm" svg:y="21.177cm">
        <text:p text:style-name="P10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6" draw:text-style-name="P11" svg:width="3.862cm" svg:height="0.925cm" svg:x="8.408cm" svg:y="4.205cm">
        <text:p text:style-name="P10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6" draw:text-style-name="P11" svg:width="2.179cm" svg:height="0.925cm" svg:x="9.137cm" svg:y="7.419cm">
        <text:p text:style-name="P10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6" draw:text-style-name="P11" svg:width="2.179cm" svg:height="0.925cm" svg:x="9.174cm" svg:y="12.806cm">
        <text:p text:style-name="P10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6" draw:text-style-name="P11" svg:width="3.315cm" svg:height="0.925cm" svg:x="14.527cm" svg:y="7.4cm">
        <text:p text:style-name="P10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3" draw:style-name="gr6" draw:text-style-name="P11" svg:width="3.315cm" svg:height="0.925cm" svg:x="5.334cm" svg:y="10.049cm">
        <text:p text:style-name="P10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4" draw:style-name="gr6" draw:text-style-name="P11" svg:width="3.315cm" svg:height="0.925cm" svg:x="12.056cm" svg:y="10.061cm">
        <text:p text:style-name="P10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5" draw:style-name="gr5" draw:text-style-name="P10" svg:x1="10.275cm" svg:y1="4.972cm" svg:x2="10.275cm" svg:y2="7.419cm">
        <text:p/>
      </draw:line>
      <draw:line text:anchor-type="page" text:anchor-page-number="5" draw:z-index="66" draw:style-name="gr5" draw:text-style-name="P10" svg:x1="10.255cm" svg:y1="8.221cm" svg:x2="10.255cm" svg:y2="12.786cm">
        <text:p/>
      </draw:line>
      <draw:line text:anchor-type="page" text:anchor-page-number="5" draw:z-index="67" draw:style-name="gr5" draw:text-style-name="P10" svg:x1="9.569cm" svg:y1="8.241cm" svg:x2="6.983cm" svg:y2="10.049cm">
        <text:p/>
      </draw:line>
      <draw:line text:anchor-type="page" text:anchor-page-number="5" draw:z-index="68" draw:style-name="gr5" draw:text-style-name="P10" svg:x1="10.978cm" svg:y1="8.221cm" svg:x2="13.156cm" svg:y2="10.061cm">
        <text:p/>
      </draw:line>
      <draw:line text:anchor-type="page" text:anchor-page-number="5" draw:z-index="69" draw:style-name="gr5" draw:text-style-name="P10" svg:x1="6.943cm" svg:y1="10.973cm" svg:x2="9.629cm" svg:y2="12.806cm">
        <text:p/>
      </draw:line>
      <draw:line text:anchor-type="page" text:anchor-page-number="5" draw:z-index="70" draw:style-name="gr5" draw:text-style-name="P10" svg:x1="13.705cm" svg:y1="10.887cm" svg:x2="10.883cm" svg:y2="12.806cm">
        <text:p/>
      </draw:line>
      <draw:line text:anchor-type="page" text:anchor-page-number="5" draw:z-index="71" draw:style-name="gr5" draw:text-style-name="P10" svg:x1="16.175cm" svg:y1="8.241cm" svg:x2="14.254cm" svg:y2="10.061cm">
        <text:p/>
      </draw:line>
      <draw:custom-shape text:anchor-type="page" text:anchor-page-number="5" draw:z-index="72" draw:style-name="gr4" draw:text-style-name="P11" svg:width="3.862cm" svg:height="0.925cm" svg:x="3.221cm" svg:y="15.767cm">
        <text:p text:style-name="P10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6" draw:text-style-name="P11" svg:width="3.315cm" svg:height="0.925cm" svg:x="8.234cm" svg:y="15.734cm">
        <text:p text:style-name="P10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6" draw:text-style-name="P11" svg:width="3.315cm" svg:height="0.925cm" svg:x="12.547cm" svg:y="15.693cm">
        <text:p text:style-name="P10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5" draw:style-name="gr6" draw:text-style-name="P11" svg:width="3.315cm" svg:height="0.925cm" svg:x="13.839cm" svg:y="18.909cm">
        <text:p text:style-name="P10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6" draw:style-name="gr6" draw:text-style-name="P11" svg:width="3.315cm" svg:height="0.925cm" svg:x="8.292cm" svg:y="18.909cm">
        <text:p text:style-name="P10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7" draw:style-name="gr5" draw:text-style-name="P10" svg:x1="4.983cm" svg:y1="16.609cm" svg:x2="8.707cm" svg:y2="18.909cm">
        <text:p/>
      </draw:line>
      <draw:line text:anchor-type="page" text:anchor-page-number="5" draw:z-index="78" draw:style-name="gr5" draw:text-style-name="P10" svg:x1="9.784cm" svg:y1="16.529cm" svg:x2="9.784cm" svg:y2="18.908cm">
        <text:p/>
      </draw:line>
      <draw:line text:anchor-type="page" text:anchor-page-number="5" draw:z-index="79" draw:style-name="gr5" draw:text-style-name="P10" svg:x1="14.078cm" svg:y1="16.529cm" svg:x2="11.176cm" svg:y2="18.908cm">
        <text:p/>
      </draw:line>
      <draw:line text:anchor-type="page" text:anchor-page-number="5" draw:z-index="80" draw:style-name="gr5" draw:text-style-name="P10" svg:x1="13.94cm" svg:y1="19.313cm" svg:x2="11.606cm" svg:y2="19.313cm">
        <text:p/>
      </draw:line>
      <text:p text:style-name="P1">Init/Exit.</text:p>
      <text:p text:style-name="P2"/>
      <text:h text:style-name="P9" text:outline-level="1">CCore</text:h>
      <text:p text:style-name="P3"/>
      <text:p text:style-name="P4">Priority 0</text:p>
      <text:p text:style-name="P3">Abort()</text:p>
      <text:p text:style-name="P3"/>
      <text:p text:style-name="P3"><draw:line text:anchor-type="paragraph" draw:z-index="12" draw:style-name="gr3" draw:text-style-name="P10" svg:x1="11.705cm" svg:y1="6.428cm" svg:x2="8.899cm" svg:y2="6.428cm"><text:p/></draw:line><draw:line text:anchor-type="paragraph" draw:z-index="11" draw:style-name="gr2" draw:text-style-name="P10" svg:x1="7.687cm" svg:y1="6.819cm" svg:x2="11.372cm" svg:y2="8.758cm"><text:p/></draw:line><draw:line text:anchor-type="paragraph" draw:z-index="9" draw:style-name="gr2" draw:text-style-name="P10" svg:x1="7.02cm" svg:y1="6.8cm" svg:x2="7.02cm" svg:y2="8.758cm"><text:p/></draw:line><draw:line text:anchor-type="paragraph" draw:z-index="8" draw:style-name="gr3" draw:text-style-name="P10" svg:x1="7.02cm" svg:y1="4.135cm" svg:x2="7.02cm" svg:y2="5.975cm"><text:p/></draw:line><draw:custom-shape text:anchor-type="paragraph" draw:z-index="7" draw:style-name="gr1" draw:text-style-name="P11" svg:width="3.862cm" svg:height="0.925cm" svg:x="11.606cm" svg:y="5.955cm"><text:p text:style-name="P10"><text:span text:style-name="T1">Task(Core)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draw:text-style-name="P11" svg:width="3.862cm" svg:height="0.925cm" svg:x="9.587cm" svg:y="8.758cm"><text:p text:style-name="P10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11" svg:width="3.862cm" svg:height="0.925cm" svg:x="5.059cm" svg:y="8.758cm"><text:p text:style-name="P10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11" svg:width="3.862cm" svg:height="0.925cm" svg:x="5.038cm" svg:y="5.974cm"><text:p text:style-name="P10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11" svg:width="3.862cm" svg:height="0.925cm" svg:x="0.748cm" svg:y="8.777cm"><text:p text:style-name="P10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10" svg:x1="7.02cm" svg:y1="1.646cm" svg:x2="7.02cm" svg:y2="3.327cm"><text:p/></draw:line><draw:custom-shape text:anchor-type="paragraph" draw:z-index="0" draw:style-name="gr1" draw:text-style-name="P11" svg:width="2.509cm" svg:height="0.867cm" svg:x="5.807cm" svg:y="0.877cm"><text:p text:style-name="P10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11" svg:width="3.862cm" svg:height="0.925cm" svg:x="5.059cm" svg:y="3.327cm"><text:p text:style-name="P10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0" draw:style-name="gr2" draw:text-style-name="P10" svg:x1="6.395cm" svg:y1="-0.039cm" svg:x2="2.611cm" svg:y2="1.919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HCore</text:h>
      <text:p text:style-name="P3"/>
      <text:p text:style-name="P4">Priotity 0</text:p>
      <text:p text:style-name="P3">Sys::AbortProcess()</text:p>
      <text:p text:style-name="P3">Sys::ConWrit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ys</text:p>
      <text:p text:style-name="P3">SysAtomic.h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7" draw:style-name="gr1" draw:text-style-name="P11" svg:width="3.862cm" svg:height="0.925cm" svg:x="1.434cm" svg:y="0.079cm"><text:p text:style-name="P10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" draw:text-style-name="P11" svg:width="3.862cm" svg:height="0.925cm" svg:x="5.745cm" svg:y="0.06cm"><text:p text:style-name="P10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" draw:text-style-name="P11" svg:width="3.862cm" svg:height="0.925cm" svg:x="10.273cm" svg:y="0.06cm"><text:p text:style-name="P10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XCore</text:h>
      <text:p text:style-name="P4">Priot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56" draw:style-name="gr3" draw:text-style-name="P10" svg:x1="10.216cm" svg:y1="0.151cm" svg:x2="11.818cm" svg:y2="0.132cm"><text:p/></draw:line><draw:line text:anchor-type="paragraph" draw:z-index="58" draw:style-name="gr3" draw:text-style-name="P10" svg:x1="13.561cm" svg:y1="0.485cm" svg:x2="13.561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1"><text:soft-page-break/>IXDP465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onymous Pro1" svg:font-family="'Anonymous Pro'"/>
    <style:font-face style:name="Mangal1" svg:font-family="Mangal"/>
    <style:font-face style:name="Anonymous Pro" svg:font-family="'Anonymous Pro'" style:font-family-generic="modern" style:font-pitch="fixed"/>
    <style:font-face style:name="Anonymous Pro2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ергей Струков</meta:initial-creator>
    <meta:creation-date>2011-12-04T18:37:36.44</meta:creation-date>
    <dc:date>2011-12-24T19:48:41.75</dc:date>
    <dc:creator>Сергей Струков</dc:creator>
    <meta:editing-duration>PT07H03M51S</meta:editing-duration>
    <meta:editing-cycles>49</meta:editing-cycles>
    <meta:generator>OpenOffice.org/3.2$Win32 OpenOffice.org_project/320m18$Build-9502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3" meta:word-count="36" meta:character-count="538"/>
  </office:meta>
</office:document-meta>
</file>